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paragraph-properties fo:text-align="center"/>
    </style:style>
    <style:style style:name="T22" style:parent-style-name="Policepardéfaut" style:family="text">
      <style:text-properties fo:font-weight="bold" style:font-weight-asian="bold" fo:language="en" fo:country="GB"/>
    </style:style>
    <style:style style:name="P23" style:parent-style-name="Normal" style:family="paragraph">
      <style:text-properties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fo:font-size="10pt" style:font-size-asian="10pt"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fo:font-weight="bold" style:font-weight-asian="bold"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T37" style:parent-style-name="Policepardéfaut" style:family="text">
      <style:text-properties fo:language="en" fo:country="GB"/>
    </style:style>
    <style:style style:name="P38" style:parent-style-name="Normal" style:family="paragraph">
      <style:paragraph-properties fo:text-align="center"/>
    </style:style>
    <style:style style:name="T39" style:parent-style-name="Policepardéfaut" style:family="text">
      <style:text-properties fo:font-weight="bold" style:font-weight-asian="bold"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paragraph-properties fo:text-align="center"/>
    </style:style>
    <style:style style:name="T45" style:parent-style-name="Policepardéfaut" style:family="text">
      <style:text-properties fo:font-weight="bold" style:font-weight-asian="bold"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T55" style:parent-style-name="Policepardéfaut" style:family="text">
      <style:text-properties fo:language="en" fo:country="GB"/>
    </style:style>
    <style:style style:name="P56" style:parent-style-name="Normal" style:family="paragraph">
      <style:paragraph-properties fo:text-align="center"/>
    </style:style>
    <style:style style:name="T57" style:parent-style-name="Policepardéfaut" style:family="text">
      <style:text-properties fo:font-weight="bold" style:font-weight-asian="bold"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T61" style:parent-style-name="Policepardéfaut" style:family="text">
      <style:text-properties fo:language="en" fo:country="GB"/>
    </style:style>
    <style:style style:name="T62" style:parent-style-name="Policepardéfaut" style:family="text">
      <style:text-properties fo:language="en" fo:country="GB"/>
    </style:style>
    <style:style style:name="T63" style:parent-style-name="Policepardéfaut" style:family="text">
      <style:text-properties fo:font-size="10pt" style:font-size-asian="10pt"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T68" style:parent-style-name="Policepardéfaut" style:family="text">
      <style:text-properties fo:language="en" fo:country="GB"/>
    </style:style>
    <style:style style:name="P69" style:parent-style-name="Standard" style:family="paragraph">
      <style:paragraph-properties fo:break-before="page"/>
    </style:style>
    <style:style style:name="P70" style:parent-style-name="Normal" style:family="paragraph">
      <style:paragraph-properties fo:text-align="center"/>
    </style:style>
    <style:style style:name="T71" style:parent-style-name="Policepardéfaut" style:family="text">
      <style:text-properties fo:font-weight="bold" style:font-weight-asian="bold"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Normal" style:family="paragraph">
      <style:text-properties fo:language="en" fo:country="GB"/>
    </style:style>
    <style:style style:name="P78" style:parent-style-name="Normal" style:family="paragraph">
      <style:text-properties fo:language="en" fo:country="GB"/>
    </style:style>
    <style:style style:name="P79" style:parent-style-name="Normal" style:family="paragraph">
      <style:text-properties fo:language="en" fo:country="GB"/>
    </style:style>
    <style:style style:name="P80" style:parent-style-name="Normal" style:family="paragraph">
      <style:text-properties fo:language="en" fo:country="GB"/>
    </style:style>
    <style:style style:name="P81" style:parent-style-name="Normal" style:family="paragraph">
      <style:text-properties fo:language="en" fo:country="GB"/>
    </style:style>
    <style:style style:name="P82" style:parent-style-name="Normal" style:family="paragraph">
      <style:text-properties fo:language="en" fo:country="GB"/>
    </style:style>
    <style:style style:name="P83" style:parent-style-name="Normal" style:family="paragraph">
      <style:text-properties fo:language="en" fo:country="GB"/>
    </style:style>
    <style:style style:name="P84" style:parent-style-name="Normal" style:family="paragraph">
      <style:text-properties fo:language="en" fo:country="GB"/>
    </style:style>
    <style:style style:name="P85" style:parent-style-name="Normal" style:family="paragraph">
      <style:paragraph-properties fo:text-align="center"/>
    </style:style>
    <style:style style:name="T86" style:parent-style-name="Policepardéfaut" style:family="text">
      <style:text-properties fo:font-weight="bold" style:font-weight-asian="bold" fo:language="en" fo:country="GB"/>
    </style:style>
    <style:style style:name="P87" style:parent-style-name="Normal" style:family="paragraph">
      <style:text-properties fo:language="en" fo:country="GB"/>
    </style:style>
    <style:style style:name="P88" style:parent-style-name="Normal" style:family="paragraph">
      <style:text-properties fo:language="en" fo:country="GB"/>
    </style:style>
    <style:style style:name="P89" style:parent-style-name="Normal" style:family="paragraph">
      <style:text-properties fo:language="en" fo:country="GB"/>
    </style:style>
    <style:style style:name="P90" style:parent-style-name="Normal" style:family="paragraph">
      <style:text-properties fo:language="en" fo:country="GB"/>
    </style:style>
    <style:style style:name="P91" style:parent-style-name="Normal" style:family="paragraph">
      <style:text-properties fo:language="en" fo:country="GB"/>
    </style:style>
    <style:style style:name="P92" style:parent-style-name="Normal" style:family="paragraph">
      <style:text-properties fo:language="en" fo:country="GB"/>
    </style:style>
    <style:style style:name="P93" style:parent-style-name="Normal" style:family="paragraph">
      <style:text-properties fo:language="en" fo:country="GB"/>
    </style:style>
    <style:style style:name="P94" style:parent-style-name="Normal" style:family="paragraph">
      <style:text-properties fo:language="en" fo:country="GB"/>
    </style:style>
    <style:style style:name="P95" style:parent-style-name="Normal" style:family="paragraph">
      <style:text-properties fo:language="en" fo:country="GB"/>
    </style:style>
    <style:style style:name="P96" style:parent-style-name="Normal" style:family="paragraph">
      <style:text-properties fo:language="en" fo:country="GB"/>
    </style:style>
    <style:style style:name="P97" style:parent-style-name="Normal" style:family="paragraph">
      <style:text-properties fo:language="en" fo:country="GB"/>
    </style:style>
    <style:style style:name="P98" style:parent-style-name="Normal" style:family="paragraph">
      <style:paragraph-properties fo:text-align="center"/>
    </style:style>
    <style:style style:name="T99" style:parent-style-name="Policepardéfaut" style:family="text">
      <style:text-properties fo:font-weight="bold" style:font-weight-asian="bold" fo:language="en" fo:country="GB"/>
    </style:style>
    <style:style style:name="P100" style:parent-style-name="Normal" style:family="paragraph">
      <style:text-properties fo:language="en" fo:country="GB"/>
    </style:style>
    <style:style style:name="P101" style:parent-style-name="Normal" style:family="paragraph">
      <style:text-properties fo:language="en" fo:country="GB"/>
    </style:style>
    <style:style style:name="P102" style:parent-style-name="Normal" style:family="paragraph">
      <style:text-properties fo:language="en" fo:country="GB"/>
    </style:style>
    <style:style style:name="P103" style:parent-style-name="Normal" style:family="paragraph">
      <style:text-properties fo:language="en" fo:country="GB"/>
    </style:style>
    <style:style style:name="P104" style:parent-style-name="Normal" style:family="paragraph">
      <style:text-properties fo:language="en" fo:country="GB"/>
    </style:style>
    <style:style style:name="P105" style:parent-style-name="Normal" style:family="paragraph">
      <style:text-properties fo:language="en" fo:country="GB"/>
    </style:style>
    <style:style style:name="P106" style:parent-style-name="Normal" style:family="paragraph">
      <style:text-properties fo:language="en" fo:country="GB"/>
    </style:style>
    <style:style style:name="P107" style:parent-style-name="Normal" style:family="paragraph">
      <style:text-properties fo:language="en" fo:country="GB"/>
    </style:style>
    <style:style style:name="P108" style:parent-style-name="Normal" style:family="paragraph">
      <style:text-properties fo:language="en" fo:country="GB"/>
    </style:style>
    <style:style style:name="P109" style:parent-style-name="Normal" style:family="paragraph">
      <style:text-properties fo:language="en" fo:country="GB"/>
    </style:style>
    <style:style style:name="P110" style:parent-style-name="Normal" style:family="paragraph">
      <style:text-properties fo:language="en" fo:country="GB"/>
    </style:style>
    <style:style style:name="P111" style:parent-style-name="Normal" style:family="paragraph">
      <style:text-properties fo:language="en" fo:country="GB"/>
    </style:style>
    <style:style style:name="P112" style:parent-style-name="Normal" style:family="paragraph">
      <style:text-properties fo:language="en" fo:country="GB"/>
    </style:style>
    <style:style style:name="P113" style:parent-style-name="Normal" style:family="paragraph">
      <style:paragraph-properties fo:text-align="center"/>
    </style:style>
    <style:style style:name="T114" style:parent-style-name="Policepardéfaut" style:family="text">
      <style:text-properties fo:font-weight="bold" style:font-weight-asian="bold" fo:language="en" fo:country="GB"/>
    </style:style>
    <style:style style:name="P115" style:parent-style-name="Normal" style:family="paragraph">
      <style:text-properties fo:language="en" fo:country="GB"/>
    </style:style>
    <style:style style:name="P116" style:parent-style-name="Normal" style:family="paragraph">
      <style:text-properties fo:language="en" fo:country="GB"/>
    </style:style>
    <style:style style:name="P117" style:parent-style-name="Normal" style:family="paragraph">
      <style:text-properties fo:language="en" fo:country="GB"/>
    </style:style>
    <style:style style:name="P118" style:parent-style-name="Normal" style:family="paragraph">
      <style:text-properties fo:language="en" fo:country="GB"/>
    </style:style>
    <style:style style:name="P119" style:parent-style-name="Normal" style:family="paragraph">
      <style:text-properties fo:language="en" fo:country="GB"/>
    </style:style>
    <style:style style:name="P120" style:parent-style-name="Normal" style:family="paragraph">
      <style:text-properties fo:language="en" fo:country="GB"/>
    </style:style>
    <style:style style:name="P121" style:parent-style-name="Normal" style:family="paragraph">
      <style:text-properties fo:language="en" fo:country="GB"/>
    </style:style>
    <style:style style:name="P122" style:parent-style-name="Normal" style:family="paragraph">
      <style:text-properties fo:language="en" fo:country="GB"/>
    </style:style>
    <style:style style:name="P123" style:parent-style-name="Normal" style:family="paragraph">
      <style:text-properties fo:language="en" fo:country="GB"/>
    </style:style>
    <style:style style:name="P124" style:parent-style-name="Normal" style:family="paragraph">
      <style:text-properties fo:language="en" fo:country="GB"/>
    </style:style>
    <style:style style:name="P125" style:parent-style-name="Normal" style:family="paragraph">
      <style:text-properties fo:language="en" fo:country="GB"/>
    </style:style>
    <style:style style:name="P126" style:parent-style-name="Standard" style:family="paragraph">
      <style:paragraph-properties fo:break-before="page"/>
    </style:style>
    <style:style style:name="P127" style:parent-style-name="Normal" style:family="paragraph">
      <style:text-properties fo:language="en" fo:country="GB"/>
    </style:style>
    <style:style style:name="P128" style:parent-style-name="Normal" style:family="paragraph">
      <style:text-properties fo:language="en" fo:country="GB"/>
    </style:style>
    <style:style style:name="P129" style:parent-style-name="Normal" style:family="paragraph">
      <style:text-properties fo:language="en" fo:country="GB"/>
    </style:style>
    <style:style style:name="P130" style:parent-style-name="Normal" style:family="paragraph">
      <style:text-properties fo:language="en" fo:country="GB"/>
    </style:style>
    <style:style style:name="P131" style:parent-style-name="Normal" style:family="paragraph">
      <style:text-properties fo:language="en" fo:country="GB"/>
    </style:style>
    <style:style style:name="P132" style:parent-style-name="Normal" style:family="paragraph">
      <style:text-properties fo:language="en" fo:country="GB"/>
    </style:style>
    <style:style style:name="P133" style:parent-style-name="Normal" style:family="paragraph">
      <style:text-properties fo:language="en" fo:country="GB"/>
    </style:style>
    <style:style style:name="P134" style:parent-style-name="Normal" style:family="paragraph">
      <style:text-properties fo:language="en" fo:country="GB"/>
    </style:style>
    <style:style style:name="P135" style:parent-style-name="Normal" style:family="paragraph">
      <style:text-properties fo:language="en" fo:country="GB"/>
    </style:style>
    <style:style style:name="P136" style:parent-style-name="Normal" style:family="paragraph">
      <style:text-properties fo:language="en" fo:country="GB"/>
    </style:style>
    <style:style style:name="P137" style:parent-style-name="Normal" style:family="paragraph">
      <style:text-properties fo:language="en" fo:country="GB"/>
    </style:style>
    <style:style style:name="P138" style:parent-style-name="Normal" style:family="paragraph">
      <style:text-properties fo:language="en" fo:country="GB"/>
    </style:style>
    <style:style style:name="P139" style:parent-style-name="Normal" style:family="paragraph">
      <style:text-properties fo:language="en" fo:country="GB"/>
    </style:style>
    <style:style style:name="P140" style:parent-style-name="Normal" style:family="paragraph">
      <style:text-properties fo:language="en" fo:country="GB"/>
    </style:style>
    <style:style style:name="P141" style:parent-style-name="Normal" style:family="paragraph">
      <style:text-properties fo:language="en" fo:country="GB"/>
    </style:style>
    <style:style style:name="P142" style:parent-style-name="Normal" style:family="paragraph">
      <style:text-properties fo:language="en" fo:country="GB"/>
    </style:style>
    <style:style style:name="P143" style:parent-style-name="Normal" style:family="paragraph">
      <style:text-properties fo:language="en" fo:country="GB"/>
    </style:style>
    <style:style style:name="P144" style:parent-style-name="Normal" style:family="paragraph">
      <style:text-properties fo:language="en" fo:country="GB"/>
    </style:style>
    <style:style style:name="P145" style:parent-style-name="Normal" style:family="paragraph">
      <style:text-properties fo:language="en" fo:country="GB"/>
    </style:style>
    <style:style style:name="P146" style:parent-style-name="Normal" style:family="paragraph">
      <style:text-properties fo:language="en" fo:country="GB"/>
    </style:style>
    <style:style style:name="P147" style:parent-style-name="Normal" style:family="paragraph">
      <style:text-properties fo:language="en" fo:country="GB"/>
    </style:style>
    <style:style style:name="P148" style:parent-style-name="Normal" style:family="paragraph">
      <style:text-properties fo:language="en" fo:country="GB"/>
    </style:style>
    <style:style style:name="P149" style:parent-style-name="Normal" style:family="paragraph">
      <style:text-properties fo:language="en" fo:country="GB"/>
    </style:style>
    <style:style style:name="P150" style:parent-style-name="Normal" style:family="paragraph">
      <style:text-properties fo:language="en" fo:country="GB"/>
    </style:style>
    <style:style style:name="P151" style:parent-style-name="Normal" style:family="paragraph">
      <style:text-properties fo:language="en" fo:country="GB"/>
    </style:style>
    <style:style style:name="P152" style:parent-style-name="Normal" style:family="paragraph">
      <style:text-properties fo:language="en" fo:country="GB"/>
    </style:style>
    <style:style style:name="P153" style:parent-style-name="Normal" style:family="paragraph">
      <style:text-properties fo:language="en" fo:country="GB"/>
    </style:style>
    <style:style style:name="P154" style:parent-style-name="Normal" style:family="paragraph">
      <style:text-properties fo:language="en" fo:country="GB"/>
    </style:style>
    <style:style style:name="P155" style:parent-style-name="Normal" style:family="paragraph">
      <style:text-properties fo:language="en" fo:country="GB"/>
    </style:style>
    <style:style style:name="P156" style:parent-style-name="Normal" style:family="paragraph">
      <style:text-properties fo:language="en" fo:country="GB"/>
    </style:style>
    <style:style style:name="P157" style:parent-style-name="Normal" style:family="paragraph">
      <style:text-properties fo:language="en" fo:country="GB"/>
    </style:style>
    <style:style style:name="P158" style:parent-style-name="Normal" style:family="paragraph">
      <style:text-properties fo:language="en" fo:country="GB"/>
    </style:style>
    <style:style style:name="P159" style:parent-style-name="Normal" style:family="paragraph">
      <style:text-properties fo:language="en" fo:country="GB"/>
    </style:style>
    <style:style style:name="P160" style:parent-style-name="Normal" style:family="paragraph">
      <style:text-properties fo:language="en" fo:country="GB"/>
    </style:style>
    <style:style style:name="P161" style:parent-style-name="Normal" style:family="paragraph">
      <style:text-properties fo:language="en" fo:country="GB"/>
    </style:style>
    <style:style style:family="graphic" style:name="a21">
      <style:graphic-properties style:wrap="run-through" style:run-through="foreground" draw:fill="none" draw:stroke="solid" svg:stroke-width="0.00709in" svg:stroke-color="#4472c4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none" draw:stroke="solid" svg:stroke-width="0.00709in" svg:stroke-color="#4472c4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709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0709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709in" svg:stroke-color="#4472c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709in" svg:stroke-color="#4472c4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709in" svg:stroke-color="#4472c4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709in" svg:stroke-color="#4472c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729fcf" draw:opacity="100%" draw:stroke="solid" svg:stroke-width="0.01378in" svg:stroke-color="#3465a4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0709in" svg:stroke-color="#4472c4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709in" svg:stroke-color="#4472c4" draw:marker-end="a3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draw:connector draw:type="line" svg:x1="6.67083in" svg:y1="5.17708in" svg:x2="3.0875in" svg:y2="5.125in" draw:z-index="251665408" draw:id="id0" draw:style-name="a1" draw:name="Connecteur droit avec flèche 31" text:anchor-type="paragraph"><svg:title/><svg:desc/></draw:connector><draw:custom-shape svg:x="0in" svg:y="3.00972in" svg:width="2.92708in" svg:height="3.59375in" draw:z-index="251661312" draw:id="id1" draw:style-name="a2" draw:name="Forme1" text:anchor-type="paragraph"><svg:title/><svg:desc/><text:p text:style-name="P3"><text:span text:style-name="T4">CONTACTS:</text:span></text:p><text:p text:style-name="P5"/><text:p text:style-name="Normal"/><text:p text:style-name="P6">+addUser : void</text:p><text:p text:style-name="P7">+replace_ip : void</text:p><text:p text:style-name="P8">+replace_status :<text:s/>void</text:p><text:p text:style-name="P9">+checkinfo :<text:s/>int</text:p><text:p text:style-name="P10">+get_ip: std::string</text:p><text:p text:style-name="P11">+get_status: std::string</text:p><text:p text:style-name="P12">+add_contacts: void</text:p><text:p text:style-name="P13">+swap_status: void</text:p><text:p text:style-name="P14">+remove_contacts: void</text:p><text:p text:style-name="P15"/><text:p text:style-name="P16">-filetostr: std::vector::string</text:p><text:p text:style-name="P17">-strtofile: void</text:p><text:p text:style-name="P18">-replace: void</text:p><text:p text:style-name="P19">-split: std::vector::string</text:p><text:p text:style-name="P20">-getinfo: std::string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onnector draw:type="line" svg:x1="1.24375in" svg:y1="1.57292in" svg:x2="1.29306in" svg:y2="2.89583in" draw:z-index="251663360" draw:id="id2" draw:style-name="a4" draw:name="Connecteur droit avec flèche 31" text:anchor-type="paragraph"><svg:title/><svg:desc/></draw:connector><draw:connector draw:type="line" svg:x1="5.9311in" svg:y1="3.5937in" svg:x2="6.60819in" svg:y2="3.5937in" draw:z-index="8" draw:id="id3" draw:style-name="a6" draw:name="Connecteur droit avec flèche 31" text:anchor-type="paragraph"><svg:title/><svg:desc/></draw:connector><draw:connector draw:type="line" svg:x1="6.59777in" svg:y1="2.3437in" svg:x2="5.9311in" svg:y2="2.35412in" draw:z-index="7" draw:id="id4" draw:style-name="a8" draw:name="Connecteur droit avec flèche 30" text:anchor-type="paragraph"><svg:title/><svg:desc/></draw:connector><draw:connector draw:type="line" svg:x1="5.94173in" svg:y1="0.69803in" svg:x2="6.61882in" svg:y2="0.69803in" draw:z-index="6" draw:id="id5" draw:style-name="a10" draw:name="Connecteur droit avec flèche 27" text:anchor-type="paragraph"><svg:title/><svg:desc/></draw:connector><draw:connector draw:type="line" svg:x1="2.10827in" svg:y1="0.7189in" svg:x2="2.78535in" svg:y2="0.7189in" draw:z-index="5" draw:id="id6" draw:style-name="a12" draw:name="Connecteur droit avec flèche 26" text:anchor-type="paragraph"><svg:title/><svg:desc/></draw:connector><draw:custom-shape svg:x="3.37913in" svg:y="2.1563in" svg:width="2.48958in" svg:height="1.625in" draw:z-index="3" draw:id="id7" draw:style-name="a13" draw:name="Forme1" text:anchor-type="paragraph"><svg:title/><svg:desc/><text:p text:style-name="P21"><text:span text:style-name="T22">INSTRUCTION:</text:span></text:p><text:p text:style-name="P23"/><text:p text:style-name="Normal"><text:span text:style-name="T24">-my_manager :<text:s/></text:span><text:span text:style-name="T25">COMMANDE</text:span></text:p><text:p text:style-name="P26"/><text:p text:style-name="P27">+is_active : int<text:line-break/>+traitement : std::string</text:p><text:p text:style-name="P28">-my_decode : std::string</text:p><text:p text:style-name="P29">-get_part : std::vector&lt;std::string&gt;</text:p><text:p text:style-name="P30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2.82717in" svg:y="0.01024in" svg:width="3.07153in" svg:height="1.23958in" draw:z-index="2" draw:id="id8" draw:style-name="a14" draw:name="Forme1" text:anchor-type="paragraph"><svg:title/><svg:desc/><text:p text:style-name="P31"><text:span text:style-name="T32">CONNECTION:</text:span></text:p><text:p text:style-name="P33"/><text:p text:style-name="P34">-my_io_service : boost::asio::io_service&amp;</text:p><text:p text:style-name="P35">-my_acceptor : boost::asio::ip::tcp::acceptor</text:p><text:p text:style-name="P36"/><text:p text:style-name="Normal"><text:span text:style-name="T37">-wait_connection : void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29567in" svg:y="0.01024in" svg:width="1.72917in" svg:height="1.41597in" draw:z-index="251658240" draw:id="id9" draw:style-name="a15" draw:name="Forme1" text:anchor-type="paragraph"><svg:title/><svg:desc/><text:p text:style-name="P38"><text:span text:style-name="T39">SERVER:</text:span></text:p><text:p text:style-name="P40"/><text:p text:style-name="P41">-my_port: int</text:p><text:p text:style-name="P42"/><text:p text:style-name="P43">+run : int<text:line-break/>+my_help : int<text:line-break/>+initialisation : void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6.66024in" svg:y="3.3437in" svg:width="2.92708in" svg:height="2.77083in" draw:z-index="4" draw:id="id10" draw:style-name="a16" draw:name="Forme1" text:anchor-type="paragraph"><svg:title/><svg:desc/><text:p text:style-name="P44"><text:span text:style-name="T45">COMMANDE:</text:span></text:p><text:p text:style-name="P46"/><text:p text:style-name="P47">-my_list : std::vector&lt;commande_t&gt;</text:p><text:p text:style-name="P48">-my_status : std::string<text:line-break/>-my_argument : std::vector&lt;std::string&gt;<text:line-break/>-my_name : std::string</text:p><text:p text:style-name="P49"/><text:p text:style-name="P50">+call_com : std::string<text:s/><text:line-break/>+set_status : void</text:p><text:p text:style-name="P51">+set_name : void</text:p><text:p text:style-name="P52">+get_arg : std::vector&lt;std::string&gt;</text:p><text:p text:style-name="P53">+get_name <text:s/>: std::string</text:p><text:p text:style-name="P54">+get_status : std::string</text:p><text:p text:style-name="Normal"><text:span text:style-name="T55">-add_commande : void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6.64252in" svg:y="0.02087in" svg:width="2.83333in" svg:height="2.57153in" draw:z-index="251659264" draw:id="id11" draw:style-name="a17" draw:name="Forme1" text:anchor-type="paragraph"><svg:title/><svg:desc/><text:p text:style-name="P56"><text:span text:style-name="T57">SESSION:</text:span></text:p><text:p text:style-name="P58"/><text:p text:style-name="P59">-my_socket : boost::asio::ip::tcp::socket<text:line-break/>-my_output : std::string<text:line-break/>-my_input : char*</text:p><text:p text:style-name="Normal"><text:span text:style-name="T60">-my_ip : std::string</text:span><text:span text:style-name="T61"><text:line-break/></text:span><text:span text:style-name="T62">-my_client :<text:s/></text:span><text:span text:style-name="T63">INSTRUCTION</text:span></text:p><text:p text:style-name="P64"/><text:p text:style-name="P65">+start : void<text:line-break/>+get_socket : boost::asio::ip::tcp::socket</text:p><text:p text:style-name="P66">-my_read : void</text:p><text:p text:style-name="P67">-my_write : void</text:p><text:p text:style-name="Normal"><text:span text:style-name="T68">-my_ respond : void</text:span>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<text:soft-page-break/>
      <text:p text:style-name="P69"><draw:connector draw:type="line" svg:x1="1.75433in" svg:y1="3.4311in" svg:x2="1.90989in" svg:y2="4.09777in" draw:z-index="14" draw:id="id12" draw:style-name="a19" draw:name="Connecteur droit avec flèche 27" text:anchor-type="paragraph"><svg:title/><svg:desc/></draw:connector><draw:connector draw:type="line" svg:x1="0.72283in" svg:y1="4.13965in" svg:x2="0.77145in" svg:y2="3.44173in" draw:z-index="13" draw:id="id13" draw:style-name="a21" draw:name="Connecteur droit avec flèche 27" text:anchor-type="paragraph"><svg:title/><svg:desc/></draw:connector><draw:custom-shape svg:x="0.09803in" svg:y="4.1811in" svg:width="3.0625in" svg:height="2.77083in" draw:z-index="12" draw:id="id14" draw:style-name="a22" draw:name="Forme1" text:anchor-type="paragraph"><svg:title/><svg:desc/><text:p text:style-name="P70"><text:span text:style-name="T71">Mainwindow:</text:span></text:p><text:p text:style-name="P72"/><text:p text:style-name="P73">-Protocol ptc</text:p><text:p text:style-name="P74"/><text:p text:style-name="P75">+login : void</text:p><text:p text:style-name="P76">+logout : void</text:p><text:p text:style-name="P77">+addFriend : int</text:p><text:p text:style-name="P78">+removeFriend : void</text:p><text:p text:style-name="P79">+startCall : void</text:p><text:p text:style-name="P80">+endCall : void</text:p><text:p text:style-name="P81">+logout : void</text:p><text:p text:style-name="P82">+register : void</text:p><text:p text:style-name="P83">+askNetworkInfo : void</text:p><text:p text:style-name="P84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0.04173in" svg:y="0.5874in" svg:width="3.0625in" svg:height="2.77083in" draw:z-index="9" draw:id="id15" draw:style-name="a23" draw:name="Forme1" text:anchor-type="paragraph"><svg:title/><svg:desc/><text:p text:style-name="P85"><text:span text:style-name="T86">PROTOCOL:</text:span></text:p><text:p text:style-name="P87"/><text:p text:style-name="P88">+tcpNetwork : tcpNetwork<text:line-break/>+udpNetwork : udpNetwork<text:line-break/></text:p><text:p text:style-name="P89">+loginUser : int</text:p><text:p text:style-name="P90">+registerUser : int</text:p><text:p text:style-name="P91">+addFriend : int</text:p><text:p text:style-name="P92">+removeFriend : void</text:p><text:p text:style-name="P93">+startCall : void</text:p><text:p text:style-name="P94">+status : int</text:p><text:p text:style-name="P95">+endCall : void</text:p><text:p text:style-name="P96">+logout : void</text:p><text:p text:style-name="P97">+fillMsg : void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5.2437in" svg:y="3.7437in" svg:width="3.0625in" svg:height="3.43681in" draw:z-index="11" draw:id="id16" draw:style-name="a24" draw:name="Forme1" text:anchor-type="paragraph"><svg:title/><svg:desc/><text:p text:style-name="P98"><text:span text:style-name="T99">UDPNETWORK:</text:span></text:p><text:p text:style-name="P100"/><text:p text:style-name="P101">-_socket : <text:s/>QUdpSocket*</text:p><text:p text:style-name="P102">-_senderAddress : QHostAddress</text:p><text:p text:style-name="P103">-_port : quint16</text:p><text:p text:style-name="P104">-_senderPort :<text:s/>quint16</text:p><text:p text:style-name="P105">-_sound : thread*</text:p><text:p text:style-name="P106">-_opus : Opus</text:p><text:p text:style-name="P107">-_sound : Sound</text:p><text:p text:style-name="P108">+_isInCall : bol</text:p><text:p text:style-name="P109"><text:line-break/>+writeSocket : void</text:p><text:p text:style-name="P110">+readSocket : void</text:p><text:p text:style-name="P111">-connectSocket : void</text:p><text:p text:style-name="P112">-setSenderAddress : void</text:p><text:p text:style-name="Normal">-setPort : void</text:p><text:p text:style-name="Normal">-setSenderPort : void</text:p><text:p text:style-name="Normal"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5.35827in" svg:y="-0.01654in" svg:width="3.0625in" svg:height="2.91597in" draw:z-index="10" draw:id="id17" draw:style-name="a25" draw:name="Forme1" text:anchor-type="paragraph"><svg:title/><svg:desc/><text:p text:style-name="P113"><text:span text:style-name="T114">TCPNETWORK:</text:span></text:p><text:p text:style-name="P115"/><text:p text:style-name="P116">-_socket : <text:s/>QTcpSocket*</text:p><text:p text:style-name="P117">-_address :<text:s/>QString</text:p><text:p text:style-name="P118">-_port : quint16</text:p><text:p text:style-name="P119">-_connected : bool</text:p><text:p text:style-name="P120"><text:line-break/>+writeSocket : void</text:p><text:p text:style-name="P121">+readFortune : void</text:p><text:p text:style-name="P122">-connectSocket : void</text:p><text:p text:style-name="P123">-setAddress : void</text:p><text:p text:style-name="P124">-setPort : void</text:p><text:p text:style-name="P125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<text:soft-page-break/>
      <text:p text:style-name="P126"><draw:custom-shape svg:x="2.62441in" svg:y="0.16102in" svg:width="2.94097in" svg:height="6.87083in" draw:z-index="15" draw:id="id18" draw:style-name="a26" draw:name="Forme2" text:anchor-type="paragraph"><svg:title/><svg:desc/><text:p text:style-name="P127">Sound :</text:p><text:p text:style-name="P128"/><text:p text:style-name="P129">-PaStream *stream</text:p><text:p text:style-name="P130">-paTestData data</text:p><text:p text:style-name="P131">-PaStreamParameters inputParameters</text:p><text:p text:style-name="P132">-PaStreamParameters<text:s/>outputtParameters</text:p><text:p text:style-name="P133">-PaError err</text:p><text:p text:style-name="P134">-int totalFrames</text:p><text:p text:style-name="P135">-int numSamples</text:p><text:p text:style-name="P136">-int numBytes</text:p><text:p text:style-name="P137">-int set</text:p><text:p text:style-name="P138">-int play</text:p><text:p text:style-name="P139">-SAMPLE max</text:p><text:p text:style-name="P140">-SAMPLE val</text:p><text:p text:style-name="P141">-double average</text:p><text:p text:style-name="P142"/><text:p text:style-name="P143">+void recordSound</text:p><text:p text:style-name="P144">+void playSound</text:p><text:p text:style-name="P145">+void setSound</text:p><text:p text:style-name="P146">+float *getSound</text:p><text:p text:style-name="P147">+void stopStream</text:p><text:p text:style-name="P148">+void startStream</text:p><text:p text:style-name="P149">+void closeStream</text:p><text:p text:style-name="P150">+void resetIndex</text:p><text:p text:style-name="P151">-static int setDataCallback</text:p><text:p text:style-name="P152">-static int registerDataCallback</text:p><text:p text:style-name="P153">-static int recordDataCallback</text:p><text:p text:style-name="P154">-static int saveDataCallback</text:p><text:p text:style-name="P155">-static int recordCallback</text:p><text:p text:style-name="P156">-static int playCallback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x="-0.64173in" svg:y="1.23346in" svg:width="2.82083in" svg:height="2.96319in" draw:z-index="16" draw:id="id19" draw:style-name="a27" draw:name="Forme1" text:anchor-type="paragraph"><svg:title/><svg:desc/><text:p text:style-name="P157">Opus :</text:p><text:p text:style-name="P158"/><text:p text:style-name="P159">-int error</text:p><text:p text:style-name="P160">-int decodesize</text:p><text:p text:style-name="P161">-Opus_int32 rate</text:p><text:p text:style-name="Normal">-int<text:s/>size</text:p><text:p text:style-name="Normal">-OpusEncoder *op</text:p><text:p text:style-name="Normal">-OpusDecoder *dop</text:p><text:p text:style-name="Normal">-injt totalFrames</text:p><text:p text:style-name="Normal">-int numSamples</text:p><text:p text:style-name="Normal">-int numBytes</text:p><text:p text:style-name="Normal">-int len</text:p><text:p text:style-name="Normal"/><text:p text:style-name="Normal">+char *encodeSound</text:p><text:p text:style-name="Normal">+float *decodeSound</text:p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onnector draw:type="line" svg:x1="2.15827in" svg:y1="2.13325in" svg:x2="2.57424in" svg:y2="2.12283in" draw:z-index="17" draw:id="id20" draw:style-name="a29" draw:name="Connecteur droit avec flèche 27" text:anchor-type="paragraph"><svg:title/><svg:desc/></draw:connector><draw:connector draw:type="line" svg:x1="2.56316in" svg:y1="3.31024in" svg:x2="2.17913in" svg:y2="3.32065in" draw:z-index="18" draw:id="id21" draw:style-name="a31" draw:name="Connecteur droit avec flèche 27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0" svg:viewBox="0 0 20 30" svg:d="m10 0-10 30h20z"/>
    <draw:marker draw:name="a28" svg:viewBox="0 0 20 30" svg:d="m10 0-10 30h20z"/>
    <draw:marker draw:name="a7" svg:viewBox="0 0 20 30" svg:d="m10 0-10 30h20z"/>
    <draw:marker draw:name="a9" svg:viewBox="0 0 20 30" svg:d="m10 0-10 30h20z"/>
    <draw:marker draw:name="a18" svg:viewBox="0 0 20 30" svg:d="m10 0-10 30h20z"/>
    <draw:marker draw:name="a11" svg:viewBox="0 0 20 30" svg:d="m10 0-10 30h20z"/>
    <draw:marker draw:name="a3" svg:viewBox="0 0 20 30" svg:d="m10 0-10 30h20z"/>
    <draw:marker draw:name="a30" svg:viewBox="0 0 20 30" svg:d="m10 0-10 30h20z"/>
    <draw:marker draw:name="a5" svg:viewBox="0 0 20 30" svg:d="m10 0-10 30h20z"/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ulu</meta:initial-creator>
    <dc:creator>romain nury</dc:creator>
    <meta:creation-date>2018-10-07T21:28:00Z</meta:creation-date>
    <dc:date>2018-10-07T21:28:00Z</dc:date>
    <meta:template xlink:href="Normal" xlink:type="simple"/>
    <meta:editing-cycles>2</meta:editing-cycles>
    <meta:editing-duration>PT60S</meta:editing-duration>
    <meta:document-statistic meta:page-count="3" meta:paragraph-count="1" meta:word-count="4" meta:character-count="25" meta:row-count="1" meta:non-whitespace-character-count="22"/>
  </office:meta>
</office:document-meta>
</file>